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6633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66330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808019" draw:textarea-horizontal-align="justify" draw:textarea-vertical-align="middle" draw:auto-grow-height="false"/>
    </style:style>
    <style:style style:name="gr10" style:family="graphic" style:parent-style-name="standard">
      <style:graphic-properties draw:marker-start-center="false" draw:marker-end-center="false" draw:stroke-linejoin="bevel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margin-left="0cm" fo:margin-right="0cm" fo:text-align="center" fo:text-indent="0cm"/>
      <style:text-properties fo:font-size="12pt" style:font-size-asian="18pt" style:font-size-complex="18pt"/>
    </style:style>
    <style:style style:name="P3" style:family="paragraph">
      <style:paragraph-properties fo:margin-left="0cm" fo:margin-right="0cm" fo:text-align="center" fo:text-indent="0cm"/>
      <style:text-properties fo:color="#ffffff" fo:font-size="12pt" style:font-size-asian="18pt" style:font-size-complex="18pt"/>
    </style:style>
    <style:style style:name="P4" style:family="paragraph">
      <style:paragraph-properties fo:text-align="center"/>
    </style:style>
    <style:style style:name="T1" style:family="text">
      <style:text-properties fo:color="#ffffff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office:forms form:automatic-focus="false" form:apply-design-mode="false"/>
        <draw:custom-shape draw:style-name="gr1" draw:text-style-name="P1" draw:id="id2" draw:layer="layout" svg:width="7.596cm" svg:height="4.26cm" svg:x="11.904cm" svg:y="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79cm" svg:height="2.843cm" svg:x="13.118cm" svg:y="2.635cm">
          <text:p text:style-name="P2">Definiçã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77cm" svg:height="2.841cm" svg:x="12.815cm" svg:y="2.353cm">
          <text:p text:style-name="P2">Definiçã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78cm" svg:height="2.838cm" svg:x="12.51cm" svg:y="2.069cm">
          <text:p text:style-name="P2">Definição</text:p>
          <draw:enhanced-geometry svg:viewBox="0 0 21600 21600" draw:type="rectangle" draw:enhanced-path="M 0 0 L 21600 0 21600 21600 0 21600 0 0 Z N"/>
        </draw:custom-shape>
        <draw:custom-shape draw:style-name="gr3" draw:text-style-name="P2" draw:id="id1" draw:layer="layout" svg:width="2.431cm" svg:height="0.57cm" svg:x="8.727cm" svg:y="1.43cm">
          <text:p text:style-name="P2">Scorpion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78cm" svg:height="2.843cm" svg:x="12.207cm" svg:y="1.782cm">
          <text:p text:style-name="P2">Definitio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25cm" svg:height="0.566cm" svg:x="12.51cm" svg:y="2.069cm">
          <text:p text:style-name="P2">Venom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31cm" svg:height="0.566cm" svg:x="14.638cm" svg:y="2.069cm">
          <text:p text:style-name="P2">Animal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08cm" svg:height="0.566cm" svg:x="17.372cm" svg:y="2.069cm">
          <text:p text:style-name="P2">.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5cm" svg:height="1cm" svg:x="1.5cm" svg:y="26.2cm">
          <text:p text:style-name="P2">Wikiword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5cm" svg:height="1cm" svg:x="1.5cm" svg:y="27.3cm">
          <text:p text:style-name="P2">Text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5cm" svg:height="1cm" svg:x="6.1cm" svg:y="26.2cm">
          <text:p text:style-name="P2">Element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9.942cm" svg:y1="2cm" svg:x2="11.904cm" svg:y2="3.63cm" draw:start-shape="id1" draw:start-glue-point="2" draw:end-shape="id2" draw:end-glue-point="3">
          <text:p/>
        </draw:connector>
        <draw:custom-shape draw:style-name="gr6" draw:text-style-name="P2" draw:layer="layout" svg:width="2.431cm" svg:height="0.57cm" svg:x="12.51cm" svg:y="3.773cm">
          <text:p text:style-name="P2">Vitor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493cm" svg:height="0.57cm" svg:x="15.427cm" svg:y="3.773cm">
          <text:p text:style-name="P2">12/12/2007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483cm" svg:height="1cm" svg:x="6.1cm" svg:y="27.3cm">
          <text:p text:style-name="P2">User</text:p>
          <draw:enhanced-geometry svg:viewBox="0 0 21600 21600" draw:type="rectangle" draw:enhanced-path="M 0 0 L 21600 0 21600 21600 0 21600 0 0 Z N"/>
        </draw:custom-shape>
        <draw:custom-shape draw:style-name="gr8" draw:text-style-name="P3" draw:layer="layout" svg:width="4.5cm" svg:height="1cm" svg:x="10.68cm" svg:y="26.2cm">
          <text:p text:style-name="P3"><text:span text:style-name="T1">HistoryTex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7.596cm" svg:height="4.263cm" svg:x="11.904cm" svg:y="5.93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79cm" svg:height="2.838cm" svg:x="13.118cm" svg:y="7.069cm">
          <text:p text:style-name="P2">Definiçã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77cm" svg:height="2.843cm" svg:x="12.815cm" svg:y="6.782cm">
          <text:p text:style-name="P2">Definição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78cm" svg:height="2.843cm" svg:x="12.51cm" svg:y="6.5cm">
          <text:p text:style-name="P2">Definição</text:p>
          <draw:enhanced-geometry svg:viewBox="0 0 21600 21600" draw:type="rectangle" draw:enhanced-path="M 0 0 L 21600 0 21600 21600 0 21600 0 0 Z N"/>
        </draw:custom-shape>
        <draw:custom-shape draw:style-name="gr3" draw:text-style-name="P2" draw:id="id3" draw:layer="layout" svg:width="2.431cm" svg:height="0.566cm" svg:x="8.865cm" svg:y="7.069cm">
          <text:p text:style-name="P2">Venom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078cm" svg:height="2.838cm" svg:x="12.207cm" svg:y="6.218cm">
          <text:p text:style-name="P2">Definitio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2cm" svg:height="0.569cm" svg:x="12.51cm" svg:y="6.5cm">
          <text:p text:style-name="P2">Poiso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518cm" svg:height="0.569cm" svg:x="15.733cm" svg:y="6.5cm">
          <text:p text:style-name="P2">Animal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608cm" svg:height="0.569cm" svg:x="17.372cm" svg:y="6.5cm">
          <text:p text:style-name="P2">.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0.08cm" svg:y1="7.635cm" svg:x2="11.904cm" svg:y2="8.062cm" draw:start-shape="id3" draw:start-glue-point="2" draw:end-shape="id4" draw:end-glue-point="3">
          <text:p/>
        </draw:connector>
        <draw:custom-shape draw:style-name="gr6" draw:text-style-name="P2" draw:layer="layout" svg:width="2.431cm" svg:height="0.568cm" svg:x="12.51cm" svg:y="8.205cm">
          <text:p text:style-name="P2">Vitor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493cm" svg:height="0.568cm" svg:x="15.427cm" svg:y="8.205cm">
          <text:p text:style-name="P2">12/12/2007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6cm" svg:height="0.569cm" svg:x="14.151cm" svg:y="6.5cm">
          <text:p text:style-name="P2">of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651cm" svg:height="0.569cm" svg:x="14.941cm" svg:y="6.5cm">
          <text:p text:style-name="P2">an</text:p>
          <draw:enhanced-geometry svg:viewBox="0 0 21600 21600" draw:type="rectangle" draw:enhanced-path="M 0 0 L 21600 0 21600 21600 0 21600 0 0 Z N"/>
        </draw:custom-shape>
        <draw:custom-shape draw:style-name="gr9" draw:text-style-name="P2" draw:id="id5" draw:layer="layout" svg:width="3.038cm" svg:height="1.679cm" svg:x="8.561cm" svg:y="8.49cm">
          <text:p text:style-name="P2">Related</text:p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483cm" svg:height="1cm" svg:x="10.7cm" svg:y="27.3cm">
          <text:p text:style-name="P2">Collection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31cm" svg:height="0.569cm" svg:x="8.865cm" svg:y="9.156cm">
          <text:p text:style-name="P2">Scorpion</text:p>
          <draw:enhanced-geometry svg:viewBox="0 0 21600 21600" draw:type="rectangle" draw:enhanced-path="M 0 0 L 21600 0 21600 21600 0 21600 0 0 Z N"/>
        </draw:custom-shape>
        <draw:connector draw:style-name="gr5" draw:text-style-name="P1" draw:id="id12" draw:layer="layout" svg:x1="10.08cm" svg:y1="7.635cm" svg:x2="10.08cm" svg:y2="8.49cm" draw:start-shape="id3" draw:start-glue-point="2" draw:end-shape="id5" draw:end-glue-point="0">
          <text:p/>
        </draw:connector>
        <draw:custom-shape draw:style-name="gr3" draw:text-style-name="P2" draw:id="id6" draw:layer="layout" svg:width="2.431cm" svg:height="0.564cm" svg:x="5.792cm" svg:y="11.091cm">
          <text:p text:style-name="P2">Animal</text:p>
          <draw:enhanced-geometry svg:viewBox="0 0 21600 21600" draw:type="rectangle" draw:enhanced-path="M 0 0 L 21600 0 21600 21600 0 21600 0 0 Z N"/>
        </draw:custom-shape>
        <draw:custom-shape draw:style-name="gr9" draw:text-style-name="P2" draw:id="id7" draw:layer="layout" svg:width="3.039cm" svg:height="1.99cm" svg:x="5.489cm" svg:y="12.508cm">
          <text:p text:style-name="P2">Related</text:p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32cm" svg:height="0.568cm" svg:x="5.816cm" svg:y="13.078cm">
          <text:p text:style-name="P2">Scorpion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7.007cm" svg:y1="11.655cm" svg:x2="7.008cm" svg:y2="12.508cm" draw:start-shape="id6" draw:start-glue-point="2" draw:end-shape="id7" draw:end-glue-point="0">
          <text:p/>
        </draw:connector>
        <draw:custom-shape draw:style-name="gr3" draw:text-style-name="P2" draw:layer="layout" svg:width="2.432cm" svg:height="0.567cm" svg:x="5.816cm" svg:y="13.762cm">
          <text:p text:style-name="P2">Venom</text:p>
          <draw:enhanced-geometry svg:viewBox="0 0 21600 21600" draw:type="rectangle" draw:enhanced-path="M 0 0 L 21600 0 21600 21600 0 21600 0 0 Z N"/>
        </draw:custom-shape>
        <draw:custom-shape draw:style-name="gr9" draw:text-style-name="P2" draw:id="id8" draw:layer="layout" svg:width="4.5cm" svg:height="2.939cm" svg:x="1.4cm" svg:y="1.4cm">
          <text:p text:style-name="P2">Comments</text:p>
          <text:p text:style-name="P2"/>
          <text:p text:style-name="P2"/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onnector draw:style-name="gr5" draw:text-style-name="P4" draw:id="id10" draw:layer="layout" svg:x1="5.9cm" svg:y1="2.869cm" svg:x2="8.727cm" svg:y2="1.715cm" draw:start-shape="id8" draw:start-glue-point="1" draw:end-shape="id1" draw:end-glue-point="3">
          <text:p/>
        </draw:connector>
        <draw:custom-shape draw:style-name="gr2" draw:text-style-name="P2" draw:layer="layout" svg:width="4.051cm" svg:height="2.18cm" svg:x="1.663cm" svg:y="1.9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825cm" svg:height="0.566cm" svg:x="1.854cm" svg:y="2.181cm">
          <text:p text:style-name="P2">Test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.175cm" svg:height="0.57cm" svg:x="1.87cm" svg:y="3.386cm">
          <text:p text:style-name="P2">Paul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2.308cm" svg:height="0.57cm" svg:x="3.201cm" svg:y="3.385cm">
          <text:p text:style-name="P2">12/12/2007</text:p>
          <draw:enhanced-geometry svg:viewBox="0 0 21600 21600" draw:type="rectangle" draw:enhanced-path="M 0 0 L 21600 0 21600 21600 0 21600 0 0 Z N"/>
        </draw:custom-shape>
        <draw:custom-shape draw:style-name="gr9" draw:text-style-name="P2" draw:id="id9" draw:layer="layout" svg:width="4.5cm" svg:height="1.974cm" svg:x="1.391cm" svg:y="4.526cm">
          <text:p text:style-name="P2">Escorting</text:p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152cm" svg:height="0.57cm" svg:x="1.71cm" svg:y="5.142cm">
          <text:p text:style-name="P2">Paul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134cm" svg:height="0.57cm" svg:x="1.721cm" svg:y="5.825cm">
          <text:p text:style-name="P2">Vitor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5.891cm" svg:y1="5.513cm" svg:x2="7.313cm" svg:y2="2.292cm" draw:start-shape="id9" draw:start-glue-point="1" draw:end-shape="id10" draw:end-glue-point="0">
          <text:p/>
        </draw:connector>
        <draw:custom-shape draw:style-name="gr9" draw:text-style-name="P2" draw:id="id11" draw:layer="layout" svg:width="4.5cm" svg:height="1.451cm" svg:x="1.391cm" svg:y="7.329cm">
          <text:p text:style-name="P2">Escorting</text:p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2.134cm" svg:height="0.57cm" svg:x="1.721cm" svg:y="8.058cm">
          <text:p text:style-name="P2">Vitor</text:p>
          <draw:enhanced-geometry svg:viewBox="0 0 21600 21600" draw:type="rectangle" draw:enhanced-path="M 0 0 L 21600 0 21600 21600 0 21600 0 0 Z N"/>
        </draw:custom-shape>
        <draw:connector draw:style-name="gr5" draw:text-style-name="P4" draw:layer="layout" svg:x1="5.891cm" svg:y1="8.054cm" svg:x2="10.08cm" svg:y2="8.062cm" draw:start-shape="id11" draw:start-glue-point="1" draw:end-shape="id12" draw:end-glue-point="0">
          <text:p/>
        </draw:connector>
        <draw:custom-shape draw:style-name="gr9" draw:text-style-name="P2" draw:layer="layout" svg:width="2.708cm" svg:height="1.974cm" svg:x="8.7cm" svg:y="3.803cm">
          <text:p text:style-name="P2">Tags</text:p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91cm" svg:height="0.566cm" svg:x="9.018cm" svg:y="4.395cm">
          <text:p text:style-name="P2">Animal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09cm" svg:height="0.566cm" svg:x="9.019cm" svg:y="5.08cm">
          <text:p text:style-name="P2">Arthropod</text:p>
          <draw:enhanced-geometry svg:viewBox="0 0 21600 21600" draw:type="rectangle" draw:enhanced-path="M 0 0 L 21600 0 21600 21600 0 21600 0 0 Z N"/>
        </draw:custom-shape>
        <draw:custom-shape draw:style-name="gr3" draw:text-style-name="P2" draw:id="id13" draw:layer="layout" svg:width="2.431cm" svg:height="0.564cm" svg:x="9.204cm" svg:y="11.092cm">
          <text:p text:style-name="P2">Arthropod</text:p>
          <draw:enhanced-geometry svg:viewBox="0 0 21600 21600" draw:type="rectangle" draw:enhanced-path="M 0 0 L 21600 0 21600 21600 0 21600 0 0 Z N"/>
        </draw:custom-shape>
        <draw:custom-shape draw:style-name="gr9" draw:text-style-name="P2" draw:id="id14" draw:layer="layout" svg:width="3.039cm" svg:height="1.99cm" svg:x="8.901cm" svg:y="12.509cm">
          <text:p text:style-name="P2">Related</text:p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32cm" svg:height="0.568cm" svg:x="9.228cm" svg:y="13.079cm">
          <text:p text:style-name="P2">Scorpion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0.419cm" svg:y1="11.656cm" svg:x2="10.42cm" svg:y2="12.509cm" draw:start-shape="id13" draw:start-glue-point="2" draw:end-shape="id14" draw:end-glue-point="0">
          <text:p/>
        </draw:connector>
        <draw:custom-shape draw:style-name="gr10" draw:text-style-name="P2" draw:id="id15" draw:layer="layout" svg:width="2.431cm" svg:height="0.564cm" svg:x="2.403cm" svg:y="11.093cm">
          <text:p text:style-name="P2">Test</text:p>
          <draw:enhanced-geometry svg:viewBox="0 0 21600 21600" draw:type="rectangle" draw:enhanced-path="M 0 0 L 21600 0 21600 21600 0 21600 0 0 Z N"/>
        </draw:custom-shape>
        <draw:custom-shape draw:style-name="gr9" draw:text-style-name="P2" draw:id="id16" draw:layer="layout" svg:width="3.039cm" svg:height="1.99cm" svg:x="2.1cm" svg:y="12.51cm">
          <text:p text:style-name="P2">Related</text:p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32cm" svg:height="0.568cm" svg:x="2.427cm" svg:y="13.08cm">
          <text:p text:style-name="P2">Scorpion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3.618cm" svg:y1="11.657cm" svg:x2="3.619cm" svg:y2="12.51cm" draw:start-shape="id15" draw:start-glue-point="2" draw:end-shape="id16" draw:end-glue-point="0">
          <text:p/>
        </draw:connector>
        <draw:custom-shape draw:style-name="gr3" draw:text-style-name="P2" draw:id="id17" draw:layer="layout" svg:width="2.431cm" svg:height="0.564cm" svg:x="12.536cm" svg:y="11.093cm">
          <text:p text:style-name="P2">of</text:p>
          <draw:enhanced-geometry svg:viewBox="0 0 21600 21600" draw:type="rectangle" draw:enhanced-path="M 0 0 L 21600 0 21600 21600 0 21600 0 0 Z N"/>
        </draw:custom-shape>
        <draw:custom-shape draw:style-name="gr9" draw:text-style-name="P2" draw:id="id18" draw:layer="layout" svg:width="3.039cm" svg:height="1.99cm" svg:x="12.233cm" svg:y="12.51cm">
          <text:p text:style-name="P2">Related</text:p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32cm" svg:height="0.568cm" svg:x="12.56cm" svg:y="13.08cm">
          <text:p text:style-name="P2">Venom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3.751cm" svg:y1="11.657cm" svg:x2="13.752cm" svg:y2="12.51cm" draw:start-shape="id17" draw:start-glue-point="2" draw:end-shape="id18" draw:end-glue-point="0">
          <text:p/>
        </draw:connector>
        <draw:custom-shape draw:style-name="gr3" draw:text-style-name="P2" draw:id="id19" draw:layer="layout" svg:width="2.431cm" svg:height="0.564cm" svg:x="15.903cm" svg:y="11.093cm">
          <text:p text:style-name="P2">an</text:p>
          <draw:enhanced-geometry svg:viewBox="0 0 21600 21600" draw:type="rectangle" draw:enhanced-path="M 0 0 L 21600 0 21600 21600 0 21600 0 0 Z N"/>
        </draw:custom-shape>
        <draw:custom-shape draw:style-name="gr9" draw:text-style-name="P2" draw:id="id20" draw:layer="layout" svg:width="3.039cm" svg:height="1.99cm" svg:x="15.6cm" svg:y="12.51cm">
          <text:p text:style-name="P2">Related</text:p>
          <text:p text:style-name="P2"/>
          <text:p text:style-name="P2"/>
          <text:p text:style-name="P2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432cm" svg:height="0.568cm" svg:x="15.927cm" svg:y="13.08cm">
          <text:p text:style-name="P2">Venom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svg:x1="17.118cm" svg:y1="11.657cm" svg:x2="17.119cm" svg:y2="12.51cm" draw:start-shape="id19" draw:start-glue-point="2" draw:end-shape="id20" draw:end-glue-point="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Unix OpenOffice.org_project/680m5$Build-9221</meta:generator>
    <meta:initial-creator>Vitor Pamplona</meta:initial-creator>
    <meta:creation-date>2007-12-07T22:50:03</meta:creation-date>
    <dc:creator>Vitor Pamplona</dc:creator>
    <dc:date>2007-12-08T01:23:00</dc:date>
    <meta:editing-cycles>24</meta:editing-cycles>
    <meta:editing-duration>PT2H17M33S</meta:editing-duration>
    <meta:user-defined meta:name="Info 1"/>
    <meta:user-defined meta:name="Info 2"/>
    <meta:user-defined meta:name="Info 3"/>
    <meta:user-defined meta:name="Info 4"/>
    <meta:document-statistic meta:object-count="72"/>
  </office:meta>
</office:document-meta>
</file>